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59.99mm" svg:height="89.99mm" svg:x="43.29mm" svg:y="1mm">
            <loext:p/>
            <draw:object draw:notify-on-update-of-ranges="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table:shapes>
          <draw:frame draw:z-index="0" draw:style-name="gr1" draw:text-style-name="P1" svg:width="159.99mm" svg:height="89.96mm" svg:x="108.29mm" svg:y="18.52mm">
            <loext:p/>
            <draw:object draw:notify-on-update-of-ranges="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159.99mm" svg:height="89.95mm" svg:x="117.74mm" svg:y="18.79mm">
            <loext:p/>
            <draw:object draw:notify-on-update-of-ranges="'3. Matematyczne I'.A2:'3. Matematyczne I'.A102 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[.A2]*PI()/180" office:value-type="float" office:value="-6.28318530717959" calcext:value-type="float">
            <text:p>-6,2831853071795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[.A3]*PI()/180" office:value-type="float" office:value="-6.19591884457987" calcext:value-type="float">
            <text:p>-6,1959188445798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[.A4]*PI()/180" office:value-type="float" office:value="-6.10865238198015" calcext:value-type="float">
            <text:p>-6,1086523819801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[.A5]*PI()/180" office:value-type="float" office:value="-6.02138591938044" calcext:value-type="float">
            <text:p>-6,0213859193804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[.A6]*PI()/180" office:value-type="float" office:value="-5.93411945678072" calcext:value-type="float">
            <text:p>-5,9341194567807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[.A7]*PI()/180" office:value-type="float" office:value="-5.846852994181" calcext:value-type="float">
            <text:p>-5,84685299418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[.A8]*PI()/180" office:value-type="float" office:value="-5.75958653158129" calcext:value-type="float">
            <text:p>-5,7595865315812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[.A9]*PI()/180" office:value-type="float" office:value="-5.67232006898157" calcext:value-type="float">
            <text:p>-5,6723200689815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[.A10]*PI()/180" office:value-type="float" office:value="-5.58505360638185" calcext:value-type="float">
            <text:p>-5,5850536063818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[.A11]*PI()/180" office:value-type="float" office:value="-5.49778714378214" calcext:value-type="float">
            <text:p>-5,4977871437821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[.A12]*PI()/180" office:value-type="float" office:value="-5.41052068118242" calcext:value-type="float">
            <text:p>-5,4105206811824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[.A13]*PI()/180" office:value-type="float" office:value="-5.32325421858271" calcext:value-type="float">
            <text:p>-5,3232542185827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[.A14]*PI()/180" office:value-type="float" office:value="-5.23598775598299" calcext:value-type="float">
            <text:p>-5,2359877559829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[.A15]*PI()/180" office:value-type="float" office:value="-5.14872129338327" calcext:value-type="float">
            <text:p>-5,1487212933832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[.A16]*PI()/180" office:value-type="float" office:value="-5.06145483078356" calcext:value-type="float">
            <text:p>-5,0614548307835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[.A17]*PI()/180" office:value-type="float" office:value="-4.97418836818384" calcext:value-type="float">
            <text:p>-4,9741883681838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[.A18]*PI()/180" office:value-type="float" office:value="-4.88692190558412" calcext:value-type="float">
            <text:p>-4,8869219055841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[.A19]*PI()/180" office:value-type="float" office:value="-4.79965544298441" calcext:value-type="float">
            <text:p>-4,7996554429844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[.A20]*PI()/180" office:value-type="float" office:value="-4.71238898038469" calcext:value-type="float">
            <text:p>-4,7123889803846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[.A21]*PI()/180" office:value-type="float" office:value="-4.62512251778497" calcext:value-type="float">
            <text:p>-4,6251225177849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[.A22]*PI()/180" office:value-type="float" office:value="-4.53785605518526" calcext:value-type="float">
            <text:p>-4,5378560551852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[.A23]*PI()/180" office:value-type="float" office:value="-4.45058959258554" calcext:value-type="float">
            <text:p>-4,4505895925855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[.A24]*PI()/180" office:value-type="float" office:value="-4.36332312998582" calcext:value-type="float">
            <text:p>-4,3633231299858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[.A25]*PI()/180" office:value-type="float" office:value="-4.27605666738611" calcext:value-type="float">
            <text:p>-4,2760566673861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[.A26]*PI()/180" office:value-type="float" office:value="-4.18879020478639" calcext:value-type="float">
            <text:p>-4,1887902047863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[.A27]*PI()/180" office:value-type="float" office:value="-4.10152374218667" calcext:value-type="float">
            <text:p>-4,1015237421866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[.A28]*PI()/180" office:value-type="float" office:value="-4.01425727958696" calcext:value-type="float">
            <text:p>-4,0142572795869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[.A29]*PI()/180" office:value-type="float" office:value="-3.92699081698724" calcext:value-type="float">
            <text:p>-3,9269908169872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[.A30]*PI()/180" office:value-type="float" office:value="-3.83972435438752" calcext:value-type="float">
            <text:p>-3,8397243543875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[.A31]*PI()/180" office:value-type="float" office:value="-3.75245789178781" calcext:value-type="float">
            <text:p>-3,7524578917878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[.A32]*PI()/180" office:value-type="float" office:value="-3.66519142918809" calcext:value-type="float">
            <text:p>-3,6651914291880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[.A33]*PI()/180" office:value-type="float" office:value="-3.57792496658838" calcext:value-type="float">
            <text:p>-3,5779249665883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[.A34]*PI()/180" office:value-type="float" office:value="-3.49065850398866" calcext:value-type="float">
            <text:p>-3,4906585039886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[.A35]*PI()/180" office:value-type="float" office:value="-3.40339204138894" calcext:value-type="float">
            <text:p>-3,4033920413889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[.A36]*PI()/180" office:value-type="float" office:value="-3.31612557878923" calcext:value-type="float">
            <text:p>-3,3161255787892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[.A37]*PI()/180" office:value-type="float" office:value="-3.22885911618951" calcext:value-type="float">
            <text:p>-3,2288591161895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[.A38]*PI()/180" office:value-type="float" office:value="-3.14159265358979" calcext:value-type="float">
            <text:p>-3,1415926535897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[.A39]*PI()/180" office:value-type="float" office:value="-3.05432619099008" calcext:value-type="float">
            <text:p>-3,0543261909900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[.A40]*PI()/180" office:value-type="float" office:value="-2.96705972839036" calcext:value-type="float">
            <text:p>-2,9670597283903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[.A41]*PI()/180" office:value-type="float" office:value="-2.87979326579064" calcext:value-type="float">
            <text:p>-2,8797932657906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[.A42]*PI()/180" office:value-type="float" office:value="-2.79252680319093" calcext:value-type="float">
            <text:p>-2,7925268031909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[.A43]*PI()/180" office:value-type="float" office:value="-2.70526034059121" calcext:value-type="float">
            <text:p>-2,7052603405912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[.A44]*PI()/180" office:value-type="float" office:value="-2.61799387799149" calcext:value-type="float">
            <text:p>-2,6179938779914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[.A45]*PI()/180" office:value-type="float" office:value="-2.53072741539178" calcext:value-type="float">
            <text:p>-2,5307274153917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[.A46]*PI()/180" office:value-type="float" office:value="-2.44346095279206" calcext:value-type="float">
            <text:p>-2,4434609527920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[.A47]*PI()/180" office:value-type="float" office:value="-2.35619449019234" calcext:value-type="float">
            <text:p>-2,3561944901923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[.A48]*PI()/180" office:value-type="float" office:value="-2.26892802759263" calcext:value-type="float">
            <text:p>-2,2689280275926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[.A49]*PI()/180" office:value-type="float" office:value="-2.18166156499291" calcext:value-type="float">
            <text:p>-2,1816615649929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[.A50]*PI()/180" office:value-type="float" office:value="-2.0943951023932" calcext:value-type="float">
            <text:p>-2,094395102393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[.A51]*PI()/180" office:value-type="float" office:value="-2.00712863979348" calcext:value-type="float">
            <text:p>-2,0071286397934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[.A52]*PI()/180" office:value-type="float" office:value="-1.91986217719376" calcext:value-type="float">
            <text:p>-1,9198621771937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[.A53]*PI()/180" office:value-type="float" office:value="-1.83259571459405" calcext:value-type="float">
            <text:p>-1,8325957145940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[.A54]*PI()/180" office:value-type="float" office:value="-1.74532925199433" calcext:value-type="float">
            <text:p>-1,7453292519943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[.A55]*PI()/180" office:value-type="float" office:value="-1.65806278939461" calcext:value-type="float">
            <text:p>-1,6580627893946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[.A56]*PI()/180" office:value-type="float" office:value="-1.5707963267949" calcext:value-type="float">
            <text:p>-1,570796326794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[.A57]*PI()/180" office:value-type="float" office:value="-1.48352986419518" calcext:value-type="float">
            <text:p>-1,4835298641951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[.A58]*PI()/180" office:value-type="float" office:value="-1.39626340159546" calcext:value-type="float">
            <text:p>-1,3962634015954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[.A59]*PI()/180" office:value-type="float" office:value="-1.30899693899575" calcext:value-type="float">
            <text:p>-1,3089969389957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[.A60]*PI()/180" office:value-type="float" office:value="-1.22173047639603" calcext:value-type="float">
            <text:p>-1,2217304763960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[.A61]*PI()/180" office:value-type="float" office:value="-1.13446401379631" calcext:value-type="float">
            <text:p>-1,1344640137963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[.A62]*PI()/180" office:value-type="float" office:value="-1.0471975511966" calcext:value-type="float">
            <text:p>-1,047197551196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[.A63]*PI()/180" office:value-type="float" office:value="-0.959931088596881" calcext:value-type="float">
            <text:p>-0,95993108859688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[.A64]*PI()/180" office:value-type="float" office:value="-0.872664625997165" calcext:value-type="float">
            <text:p>-0,87266462599716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[.A65]*PI()/180" office:value-type="float" office:value="-0.785398163397448" calcext:value-type="float">
            <text:p>-0,78539816339744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[.A66]*PI()/180" office:value-type="float" office:value="-0.698131700797732" calcext:value-type="float">
            <text:p>-0,69813170079773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[.A67]*PI()/180" office:value-type="float" office:value="-0.610865238198015" calcext:value-type="float">
            <text:p>-0,61086523819801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[.A68]*PI()/180" office:value-type="float" office:value="-0.523598775598299" calcext:value-type="float">
            <text:p>-0,52359877559829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[.A69]*PI()/180" office:value-type="float" office:value="-0.436332312998582" calcext:value-type="float">
            <text:p>-0,43633231299858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[.A70]*PI()/180" office:value-type="float" office:value="-0.349065850398866" calcext:value-type="float">
            <text:p>-0,34906585039886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[.A71]*PI()/180" office:value-type="float" office:value="-0.261799387799149" calcext:value-type="float">
            <text:p>-0,26179938779914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[.A72]*PI()/180" office:value-type="float" office:value="-0.174532925199433" calcext:value-type="float">
            <text:p>-0,17453292519943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[.A73]*PI()/180" office:value-type="float" office:value="-0.0872664625997165" calcext:value-type="float">
            <text:p>-0,08726646259971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[.A74]*PI()/180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[.A75]*PI()/180" office:value-type="float" office:value="0.0872664625997165" calcext:value-type="float">
            <text:p>0,08726646259971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[.A76]*PI()/180" office:value-type="float" office:value="0.174532925199433" calcext:value-type="float">
            <text:p>0,17453292519943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[.A77]*PI()/180" office:value-type="float" office:value="0.261799387799149" calcext:value-type="float">
            <text:p>0,26179938779914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[.A78]*PI()/180" office:value-type="float" office:value="0.349065850398866" calcext:value-type="float">
            <text:p>0,34906585039886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[.A79]*PI()/180" office:value-type="float" office:value="0.436332312998582" calcext:value-type="float">
            <text:p>0,43633231299858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[.A80]*PI()/180" office:value-type="float" office:value="0.523598775598299" calcext:value-type="float">
            <text:p>0,52359877559829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[.A81]*PI()/180" office:value-type="float" office:value="0.610865238198015" calcext:value-type="float">
            <text:p>0,61086523819801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[.A82]*PI()/180" office:value-type="float" office:value="0.698131700797732" calcext:value-type="float">
            <text:p>0,69813170079773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[.A83]*PI()/180" office:value-type="float" office:value="0.785398163397448" calcext:value-type="float">
            <text:p>0,78539816339744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[.A84]*PI()/180" office:value-type="float" office:value="0.872664625997165" calcext:value-type="float">
            <text:p>0,87266462599716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[.A85]*PI()/180" office:value-type="float" office:value="0.959931088596881" calcext:value-type="float">
            <text:p>0,95993108859688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[.A86]*PI()/180" office:value-type="float" office:value="1.0471975511966" calcext:value-type="float">
            <text:p>1,047197551196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[.A87]*PI()/180" office:value-type="float" office:value="1.13446401379631" calcext:value-type="float">
            <text:p>1,1344640137963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[.A88]*PI()/180" office:value-type="float" office:value="1.22173047639603" calcext:value-type="float">
            <text:p>1,2217304763960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[.A89]*PI()/180" office:value-type="float" office:value="1.30899693899575" calcext:value-type="float">
            <text:p>1,3089969389957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[.A90]*PI()/180" office:value-type="float" office:value="1.39626340159546" calcext:value-type="float">
            <text:p>1,3962634015954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[.A91]*PI()/180" office:value-type="float" office:value="1.48352986419518" calcext:value-type="float">
            <text:p>1,4835298641951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[.A92]*PI()/180" office:value-type="float" office:value="1.5707963267949" calcext:value-type="float">
            <text:p>1,570796326794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[.A93]*PI()/180" office:value-type="float" office:value="1.65806278939461" calcext:value-type="float">
            <text:p>1,6580627893946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[.A94]*PI()/180" office:value-type="float" office:value="1.74532925199433" calcext:value-type="float">
            <text:p>1,7453292519943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[.A95]*PI()/180" office:value-type="float" office:value="1.83259571459405" calcext:value-type="float">
            <text:p>1,8325957145940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[.A96]*PI()/180" office:value-type="float" office:value="1.91986217719376" calcext:value-type="float">
            <text:p>1,9198621771937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[.A97]*PI()/180" office:value-type="float" office:value="2.00712863979348" calcext:value-type="float">
            <text:p>2,0071286397934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[.A98]*PI()/180" office:value-type="float" office:value="2.0943951023932" calcext:value-type="float">
            <text:p>2,094395102393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[.A99]*PI()/180" office:value-type="float" office:value="2.18166156499291" calcext:value-type="float">
            <text:p>2,1816615649929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[.A100]*PI()/180" office:value-type="float" office:value="2.26892802759263" calcext:value-type="float">
            <text:p>2,2689280275926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[.A101]*PI()/180" office:value-type="float" office:value="2.35619449019234" calcext:value-type="float">
            <text:p>2,3561944901923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[.A102]*PI()/180" office:value-type="float" office:value="2.44346095279206" calcext:value-type="float">
            <text:p>2,4434609527920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[.A103]*PI()/180" office:value-type="float" office:value="2.53072741539178" calcext:value-type="float">
            <text:p>2,5307274153917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[.A104]*PI()/180" office:value-type="float" office:value="2.61799387799149" calcext:value-type="float">
            <text:p>2,6179938779914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[.A105]*PI()/180" office:value-type="float" office:value="2.70526034059121" calcext:value-type="float">
            <text:p>2,7052603405912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[.A106]*PI()/180" office:value-type="float" office:value="2.79252680319093" calcext:value-type="float">
            <text:p>2,7925268031909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[.A107]*PI()/180" office:value-type="float" office:value="2.87979326579064" calcext:value-type="float">
            <text:p>2,8797932657906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[.A108]*PI()/180" office:value-type="float" office:value="2.96705972839036" calcext:value-type="float">
            <text:p>2,9670597283903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[.A109]*PI()/180" office:value-type="float" office:value="3.05432619099008" calcext:value-type="float">
            <text:p>3,0543261909900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[.A110]*PI()/180" office:value-type="float" office:value="3.14159265358979" calcext:value-type="float">
            <text:p>3,1415926535897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[.A111]*PI()/180" office:value-type="float" office:value="3.22885911618951" calcext:value-type="float">
            <text:p>3,2288591161895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[.A112]*PI()/180" office:value-type="float" office:value="3.31612557878923" calcext:value-type="float">
            <text:p>3,3161255787892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[.A113]*PI()/180" office:value-type="float" office:value="3.40339204138894" calcext:value-type="float">
            <text:p>3,4033920413889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[.A114]*PI()/180" office:value-type="float" office:value="3.49065850398866" calcext:value-type="float">
            <text:p>3,4906585039886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[.A115]*PI()/180" office:value-type="float" office:value="3.57792496658838" calcext:value-type="float">
            <text:p>3,5779249665883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[.A116]*PI()/180" office:value-type="float" office:value="3.66519142918809" calcext:value-type="float">
            <text:p>3,6651914291880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[.A117]*PI()/180" office:value-type="float" office:value="3.75245789178781" calcext:value-type="float">
            <text:p>3,7524578917878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[.A118]*PI()/180" office:value-type="float" office:value="3.83972435438752" calcext:value-type="float">
            <text:p>3,8397243543875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[.A119]*PI()/180" office:value-type="float" office:value="3.92699081698724" calcext:value-type="float">
            <text:p>3,9269908169872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[.A120]*PI()/180" office:value-type="float" office:value="4.01425727958696" calcext:value-type="float">
            <text:p>4,0142572795869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[.A121]*PI()/180" office:value-type="float" office:value="4.10152374218667" calcext:value-type="float">
            <text:p>4,1015237421866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[.A122]*PI()/180" office:value-type="float" office:value="4.18879020478639" calcext:value-type="float">
            <text:p>4,1887902047863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[.A123]*PI()/180" office:value-type="float" office:value="4.27605666738611" calcext:value-type="float">
            <text:p>4,2760566673861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[.A124]*PI()/180" office:value-type="float" office:value="4.36332312998582" calcext:value-type="float">
            <text:p>4,3633231299858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[.A125]*PI()/180" office:value-type="float" office:value="4.45058959258554" calcext:value-type="float">
            <text:p>4,4505895925855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[.A126]*PI()/180" office:value-type="float" office:value="4.53785605518526" calcext:value-type="float">
            <text:p>4,5378560551852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[.A127]*PI()/180" office:value-type="float" office:value="4.62512251778497" calcext:value-type="float">
            <text:p>4,6251225177849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[.A128]*PI()/180" office:value-type="float" office:value="4.71238898038469" calcext:value-type="float">
            <text:p>4,7123889803846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[.A129]*PI()/180" office:value-type="float" office:value="4.79965544298441" calcext:value-type="float">
            <text:p>4,7996554429844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[.A130]*PI()/180" office:value-type="float" office:value="4.88692190558412" calcext:value-type="float">
            <text:p>4,8869219055841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[.A131]*PI()/180" office:value-type="float" office:value="4.97418836818384" calcext:value-type="float">
            <text:p>4,9741883681838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[.A132]*PI()/180" office:value-type="float" office:value="5.06145483078356" calcext:value-type="float">
            <text:p>5,0614548307835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[.A133]*PI()/180" office:value-type="float" office:value="5.14872129338327" calcext:value-type="float">
            <text:p>5,1487212933832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[.A134]*PI()/180" office:value-type="float" office:value="5.23598775598299" calcext:value-type="float">
            <text:p>5,2359877559829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[.A135]*PI()/180" office:value-type="float" office:value="5.32325421858271" calcext:value-type="float">
            <text:p>5,3232542185827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[.A136]*PI()/180" office:value-type="float" office:value="5.41052068118242" calcext:value-type="float">
            <text:p>5,4105206811824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[.A137]*PI()/180" office:value-type="float" office:value="5.49778714378214" calcext:value-type="float">
            <text:p>5,4977871437821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[.A138]*PI()/180bc" office:value-type="string" office:string-value="" calcext:value-type="error">
            <text:p>#NAZWA?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[.A139]*PI()/180" office:value-type="float" office:value="5.67232006898157" calcext:value-type="float">
            <text:p>5,6723200689815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[.A140]*PI()/180" office:value-type="float" office:value="5.75958653158129" calcext:value-type="float">
            <text:p>5,7595865315812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[.A141]*PI()/180" office:value-type="float" office:value="5.846852994181" calcext:value-type="float">
            <text:p>5,84685299418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[.A142]*PI()/180" office:value-type="float" office:value="5.93411945678072" calcext:value-type="float">
            <text:p>5,9341194567807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[.A143]*PI()/180" office:value-type="float" office:value="6.02138591938044" calcext:value-type="float">
            <text:p>6,0213859193804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[.A144]*PI()/180" office:value-type="float" office:value="6.10865238198015" calcext:value-type="float">
            <text:p>6,1086523819801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[.A145]*PI()/180" office:value-type="float" office:value="6.19591884457987" calcext:value-type="float">
            <text:p>6,1959188445798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[.A146]*PI()/180" office:value-type="float" office:value="6.28318530717959" calcext:value-type="float">
            <text:p>6,28318530717959</text:p>
          </table:table-cell>
          <table:table-cell table:style-name="ce5" table:number-columns-repeated="2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shapes>
          <draw:frame draw:z-index="0" draw:style-name="gr1" draw:text-style-name="P1" svg:width="159.99mm" svg:height="89.96mm" svg:x="68.53mm" svg:y="16.67mm">
            <loext:p/>
            <draw:object draw:notify-on-update-of-ranges="'5. Pomiary'.A1:'5. Pomiary'.A1 '5. Pomiary'.A2:'5. Pomiary'.A32 '5. Pomiary'.B1:'5. Pomiary'.B1 '5. Pomiary'.B2:'5. Pomiary'.B3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shapes>
          <draw:frame draw:z-index="0" draw:style-name="gr1" draw:text-style-name="P1" svg:width="160.02mm" svg:height="89.96mm" svg:x="82.07mm" svg:y="9mm">
            <loext:p/>
            <draw:object draw:notify-on-update-of-ranges="'6. Nazwiska'.A1:'6. Nazwiska'.A1 '6. Nazwiska'.A2:'6. Nazwiska'.A9 '6. Nazwiska'.B1:'6. Nazwiska'.B1 '6. Nazwiska'.B2:'6. Nazwiska'.B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shapes>
          <draw:frame draw:z-index="0" draw:style-name="gr1" draw:text-style-name="P1" svg:width="159.95mm" svg:height="89.96mm" svg:x="74.69mm" svg:y="9.79mm">
            <loext:p/>
            <draw:object draw:notify-on-update-of-ranges="'7. Klasyfikacja'.A1:'7. Klasyfikacja'.A1 '7. Klasyfikacja'.A2:'7. Klasyfikacja'.A11 '7. Klasyfikacja'.B1:'7. Klasyfikacja'.B1 '7. Klasyfikacja'.B2:'7. Klasyfikacja'.B11 '7. Klasyfikacja'.C1:'7. Klasyfikacja'.C1 '7. Klasyfikacja'.C2:'7. Klasyfikacja'.C1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4.67" calcext:value-type="float">
            <text:p>4,67</text:p>
          </table:table-cell>
          <table:table-cell table:style-name="ce8" table:formula="of:=RAND()*0.5+0.5" office:value-type="percentage" office:value="0.734320419814236" calcext:value-type="percentage">
            <text:p>7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1.95" calcext:value-type="float">
            <text:p>1,95</text:p>
          </table:table-cell>
          <table:table-cell table:style-name="ce8" table:formula="of:=RAND()*0.5+0.5" office:value-type="percentage" office:value="0.821762434067795" calcext:value-type="percentage">
            <text:p>8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3.55" calcext:value-type="float">
            <text:p>3,55</text:p>
          </table:table-cell>
          <table:table-cell table:style-name="ce8" table:formula="of:=RAND()*0.5+0.5" office:value-type="percentage" office:value="0.875406696963529" calcext:value-type="percentage">
            <text:p>8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1.41" calcext:value-type="float">
            <text:p>1,41</text:p>
          </table:table-cell>
          <table:table-cell table:style-name="ce8" table:formula="of:=RAND()*0.5+0.5" office:value-type="percentage" office:value="0.515598772945275" calcext:value-type="percentage">
            <text:p>5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3.08" calcext:value-type="float">
            <text:p>3,08</text:p>
          </table:table-cell>
          <table:table-cell table:style-name="ce8" table:formula="of:=RAND()*0.5+0.5" office:value-type="percentage" office:value="0.637329228397227" calcext:value-type="percentage">
            <text:p>6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4.47" calcext:value-type="float">
            <text:p>4,47</text:p>
          </table:table-cell>
          <table:table-cell table:style-name="ce8" table:formula="of:=RAND()*0.5+0.5" office:value-type="percentage" office:value="0.528586204575945" calcext:value-type="percentage">
            <text:p>5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4.6" calcext:value-type="float">
            <text:p>4,6</text:p>
          </table:table-cell>
          <table:table-cell table:style-name="ce8" table:formula="of:=RAND()*0.5+0.5" office:value-type="percentage" office:value="0.79116846890445" calcext:value-type="percentage">
            <text:p>7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5.65" calcext:value-type="float">
            <text:p>5,65</text:p>
          </table:table-cell>
          <table:table-cell table:style-name="ce8" table:formula="of:=RAND()*0.5+0.5" office:value-type="percentage" office:value="0.927224168214159" calcext:value-type="percentage">
            <text:p>9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4.61" calcext:value-type="float">
            <text:p>4,61</text:p>
          </table:table-cell>
          <table:table-cell table:style-name="ce8" table:formula="of:=RAND()*0.5+0.5" office:value-type="percentage" office:value="0.825399444194978" calcext:value-type="percentage">
            <text:p>8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2.15" calcext:value-type="float">
            <text:p>2,15</text:p>
          </table:table-cell>
          <table:table-cell table:style-name="ce8" table:formula="of:=RAND()*0.5+0.5" office:value-type="percentage" office:value="0.995820238934184" calcext:value-type="percentage">
            <text:p>100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.00.0000</text:date>, <text:time style:data-style-name="N2" text:time-value="18:08:37.73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7T18:37:50.580000000</dc:date>
    <meta:generator>LibreOffice/5.4.2.2$Windows_X86_64 LibreOffice_project/22b09f6418e8c2d508a9eaf86b2399209b0990f4</meta:generator>
    <meta:editing-duration>PT2H17M16S</meta:editing-duration>
    <meta:editing-cycles>25</meta:editing-cycles>
    <meta:document-statistic meta:table-count="7" meta:cell-count="665" meta:object-count="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fcd4d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9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cccccc"/>
    </style:style>
    <style:style style:name="ch9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4">
      <style:chart-properties chart:symbol-type="none" chart:link-data-style-to-source="true"/>
      <style:graphic-properties svg:stroke-width="0.08cm" svg:stroke-color="#fcd4d1" draw:fill-color="#fcd4d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f7a19a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75cm" svg:y="0.316cm" chart:style-name="ch2">
          <text:p>Dane giełdowe</text:p>
        </chart:title>
        <chart:subtitle svg:x="6.911cm" svg:y="1.275cm" chart:style-name="ch3">
          <text:p>za rok 2012</text:p>
        </chart:subtitle>
        <chart:legend chart:legend-position="end" svg:x="12.83cm" svg:y="4.201cm" style:legend-expansion="high" chart:style-name="ch4"/>
        <chart:plot-area chart:style-name="ch5" table:cell-range-address="'1. Giełda'.A1:'1. Giełda'.B22" chart:data-source-has-labels="both" svg:x="1.331cm" svg:y="2.138cm" svg:width="11.179cm" svg:height="5.701cm">
          <chartooo:coordinate-region svg:x="3.09cm" svg:y="2.337cm" svg:width="9.396cm" svg:height="3.559cm"/>
          <chart:axis chart:dimension="x" chart:name="primary-x" chart:style-name="ch6" chartooo:axis-type="auto">
            <chartooo:date-scale/>
            <chart:title svg:x="6.519cm" svg:y="8.019cm" chart:style-name="ch7">
              <text:p>Data</text:p>
            </chart:title>
            <chart:categories table:cell-range-address="'1. Giełda'.A2:'1. Giełda'.A22"/>
            <chart:grid chart:style-name="ch8" chart:class="major"/>
          </chart:axis>
          <chart:axis chart:dimension="y" chart:name="primary-y" chart:style-name="ch9">
            <chart:title svg:x="0.451cm" svg:y="5.627cm" chart:style-name="ch10">
              <text:p>Wartość</text:p>
            </chart:title>
            <chart:grid chart:style-name="ch8" chart:class="major"/>
          </chart:axis>
          <chart:series chart:style-name="ch11" chart:values-cell-range-address="'1. Giełda'.B2:'1. Giełda'.B22" chart:label-cell-address="'1. Giełda'.B1:'1. Giełda'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-and-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loext:label-stroke-color="#3465a4" chart:link-data-style-to-source="true" chart:data-label-number="value-and-percentage" chart:data-label-text="true" chart:data-label-symbol="false" chart:label-position="outside"/>
      <style:graphic-properties draw:fill-color="#004586" fo:wrap-option="wrap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97cm" xlink:href=".." xlink:type="simple" chart:class="chart:circle" chart:style-name="ch1">
        <chart:title svg:x="5.707cm" svg:y="0.315cm" chart:style-name="ch2">
          <text:p>Wybory samorządowe</text:p>
        </chart:title>
        <chart:legend chart:legend-position="end" svg:x="11.752cm" svg:y="3.452cm" style:legend-expansion="high" chart:style-name="ch3"/>
        <chart:plot-area chart:style-name="ch4" table:cell-range-address="'2. Wybory'.A1:'2. Wybory'.B5" chart:data-source-has-labels="both" svg:x="0.32cm" svg:y="1.273cm" svg:width="11.112cm" svg:height="7.545cm">
          <chartooo:coordinate-region svg:x="2.104cm" svg:y="2.305cm" svg:width="6.173cm" svg:height="6.173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6cm" xlink:href=".." xlink:type="simple" chart:class="chart:scatter" chart:style-name="ch1">
        <chart:legend chart:legend-position="end" svg:x="14.471cm" svg:y="4.199cm" style:legend-expansion="high" chart:style-name="ch2"/>
        <chart:plot-area chart:style-name="ch3" table:cell-range-address="'3. Matematyczne I'.A2:'3. Matematyczne I'.B102 '3. Matematyczne I'.B1:'3. Matematyczne I'.B1" chart:data-source-has-labels="row" svg:x="0.32cm" svg:y="0.179cm" svg:width="13.831cm" svg:height="8.638cm">
          <chartooo:coordinate-region svg:x="0.466cm" svg:y="0.378cm" svg:width="13.591cm" svg:height="8.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 Matematyczne I'.B2:'3. Matematyczne I'.B102" chart:label-cell-address="'3. Matematyczne I'.B1:'3. Matematyczne I'.B1" chart:class="chart:scatter">
            <chart:domain table:cell-range-address="'3. Matematyczne I'.A2:'3. Matematyczne I'.A102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97cm" xlink:href=".." xlink:type="simple" chart:class="chart:scatter" chart:style-name="ch1">
        <chart:legend chart:legend-position="end" svg:x="15.06cm" svg:y="4.199cm" style:legend-expansion="high" chart:style-name="ch2"/>
        <chart:plot-area chart:style-name="ch3" table:cell-range-address="'5. Pomiary'.A1:'5. Pomiary'.B32" chart:data-source-has-labels="row" svg:x="0.32cm" svg:y="0.179cm" svg:width="14.42cm" svg:height="8.639cm">
          <chartooo:coordinate-region svg:x="0.862cm" svg:y="0.378cm" svg:width="13.638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1" chart:maximum="1000000" chart:interval-major="1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97cm" xlink:href=".." xlink:type="simple" chart:class="chart:bar" chart:style-name="ch1">
        <chart:title svg:x="6.978cm" svg:y="0.315cm" chart:style-name="ch2">
          <text:p>Częstość</text:p>
        </chart:title>
        <chart:legend chart:legend-position="end" svg:x="13.793cm" svg:y="4.199cm" style:legend-expansion="high" chart:style-name="ch3"/>
        <chart:plot-area chart:style-name="ch4" table:cell-range-address="'6. Nazwiska'.A1:'6. Nazwiska'.B9" chart:data-source-has-labels="both" svg:x="0.32cm" svg:y="1.273cm" svg:width="13.153cm" svg:height="7.545cm">
          <chartooo:coordinate-region svg:x="1.682cm" svg:y="1.273cm" svg:width="11.455cm" svg:height="6.898cm"/>
          <chart:axis chart:dimension="x" chart:name="primary-x" chart:style-name="ch5" chartooo:axis-type="auto">
            <chartooo:date-scale/>
            <chart:categories table:cell-range-address="'6. Nazwiska'.A2:'6. Nazwiska'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6. Nazwiska'.B2:'6. Nazwiska'.B9" chart:label-cell-address="'6. Nazwiska'.B1:'6. Nazwiska'.B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  <draw:g>
                  <svg:desc>'6. Nazwiska'.B1:'6. Nazwisk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8.997cm" xlink:href=".." xlink:type="simple" chart:class="chart:bar" chart:style-name="ch1">
        <chart:legend chart:legend-position="top" svg:x="4.985cm" svg:y="0.185cm" style:legend-expansion="wide" chart:style-name="ch2"/>
        <chart:plot-area chart:style-name="ch3" table:cell-range-address="'7. Klasyfikacja'.A1:'7. Klasyfikacja'.C11" chart:data-source-has-labels="both" svg:x="0.319cm" svg:y="0.962cm" svg:width="15.358cm" svg:height="7.856cm">
          <chartooo:coordinate-region svg:x="0.755cm" svg:y="1.162cm" svg:width="13.797cm" svg:height="7.009cm"/>
          <chart:axis chart:dimension="x" chart:name="primary-x" chart:style-name="ch4" chartooo:axis-type="auto">
            <chartooo:date-scale/>
            <chart:categories table:cell-range-address="'7. Klasyfikacja'.A2:'7. Klasyfikacja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7. Klasyfikacja'.B2:'7. Klasyfikacja'.B11" chart:label-cell-address="'7. Klasyfikacja'.B1:'7. Klasyfikacja'.B1" chart:class="chart:bar">
            <chart:data-point chart:repeated="10"/>
          </chart:series>
          <chart:series chart:attached-axis="secondary-y" chart:style-name="ch9" chart:values-cell-range-address="'7. Klasyfikacja'.C2:'7. Klasyfikacja'.C11" chart:label-cell-address="'7. Klasyfikacja'.C1:'7. Klasyfikacja'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'7. Klasyfikacja'.B1:'7. Klasyfikacja'.B1</svg:desc>
                </draw:g>
              </table:table-cell>
              <table:table-cell office:value-type="string">
                <text:p>Frekwencja</text:p>
                <draw:g>
                  <svg:desc>'7. Klasyfikacja'.C1:'7. Klasyfikacj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7. Klasyfikacja'.A2:'7. Klasyfikacja'.A11</svg:desc>
                </draw:g>
              </table:table-cell>
              <table:table-cell office:value-type="float" office:value="4.67">
                <text:p>4.67</text:p>
                <draw:g>
                  <svg:desc>'7. Klasyfikacja'.B2:'7. Klasyfikacja'.B11</svg:desc>
                </draw:g>
              </table:table-cell>
              <table:table-cell office:value-type="float" office:value="0.734320419814236">
                <text:p>0.734320419814236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.95">
                <text:p>1.95</text:p>
              </table:table-cell>
              <table:table-cell office:value-type="float" office:value="0.821762434067795">
                <text:p>0.821762434067795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3.55">
                <text:p>3.55</text:p>
              </table:table-cell>
              <table:table-cell office:value-type="float" office:value="0.875406696963529">
                <text:p>0.875406696963529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1.41">
                <text:p>1.41</text:p>
              </table:table-cell>
              <table:table-cell office:value-type="float" office:value="0.515598772945275">
                <text:p>0.515598772945275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3.08">
                <text:p>3.08</text:p>
              </table:table-cell>
              <table:table-cell office:value-type="float" office:value="0.637329228397227">
                <text:p>0.637329228397227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4.47">
                <text:p>4.47</text:p>
              </table:table-cell>
              <table:table-cell office:value-type="float" office:value="0.528586204575945">
                <text:p>0.528586204575945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4.6">
                <text:p>4.6</text:p>
              </table:table-cell>
              <table:table-cell office:value-type="float" office:value="0.79116846890445">
                <text:p>0.79116846890445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5.65">
                <text:p>5.65</text:p>
              </table:table-cell>
              <table:table-cell office:value-type="float" office:value="0.927224168214159">
                <text:p>0.927224168214159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4.61">
                <text:p>4.61</text:p>
              </table:table-cell>
              <table:table-cell office:value-type="float" office:value="0.825399444194978">
                <text:p>0.825399444194978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2.15">
                <text:p>2.15</text:p>
              </table:table-cell>
              <table:table-cell office:value-type="float" office:value="0.995820238934184">
                <text:p>0.99582023893418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